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874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685cm" fo:break-before="auto" style:use-optimal-row-height="true"/>
    </style:style>
    <style:style style:name="ro14" style:family="table-row">
      <style:table-row-properties style:row-height="0.907cm" fo:break-before="auto" style:use-optimal-row-height="false"/>
    </style:style>
    <style:style style:name="ro15" style:family="table-row">
      <style:table-row-properties style:row-height="2.21cm" fo:break-before="auto" style:use-optimal-row-height="tru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1.3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6" style:family="table-row">
      <style:table-row-properties style:row-height="1.868cm" fo:break-before="auto" style:use-optimal-row-height="false"/>
    </style:style>
    <style:style style:name="ro17" style:family="table-row">
      <style:table-row-properties style:row-height="0.619cm" fo:break-before="auto" style:use-optimal-row-height="false"/>
    </style:style>
    <style:style style:name="ro18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00cc00"/>
    </style:style>
    <style:style style:name="ce12" style:family="table-cell" style:parent-style-name="Default">
      <style:text-properties fo:color="#66ff00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généralités" table:style-name="ta1" table:print="false">
        <table:table-column table:style-name="co2" table:number-columns-repeated="1024" table:default-cell-style-name="ce3"/>
        <table:table-row table:style-name="ro11">
          <table:table-cell table:style-name="ce1" office:value-type="string" table:number-columns-spanned="5" table:number-rows-spanned="1">
            <text:p>OBSERVATIONS : GENERALITES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1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1">
          <table:table-cell office:value-type="string">
            <text:p>CLIMAT</text:p>
          </table:table-cell>
          <table:table-cell table:number-columns-repeated="1023"/>
        </table:table-row>
        <table:table-row table:style-name="ro11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19.5 °C</text:p>
          </table:table-cell>
          <table:table-cell office:value-type="string">
            <text:p>16 °C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office:value-type="string">
            <text:p>brouillard, peu de nuages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office:value-type="string">
            <text:p>vent très violents de terre</text:p>
          </table:table-cell>
          <table:table-cell table:number-columns-repeated="1019"/>
        </table:table-row>
        <table:table-row table:style-name="ro13">
          <table:table-cell office:value-type="string">
            <text:p>MILIEU</text:p>
          </table:table-cell>
          <table:table-cell table:number-columns-repeated="1023"/>
        </table:table-row>
        <table:table-row table:style-name="ro12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</text:p>
          </table:table-cell>
          <table:table-cell office:value-type="string">
            <text:p>maritime (cause brouillard)</text:p>
          </table:table-cell>
          <table:table-cell table:number-columns-repeated="1019"/>
        </table:table-row>
        <table:table-row table:style-name="ro16">
          <table:table-cell/>
          <table:table-cell office:value-type="string">
            <text:p>couleur dominante</text:p>
          </table:table-cell>
          <table:table-cell office:value-type="string">
            <text:p>vert</text:p>
          </table:table-cell>
          <table:table-cell office:value-type="string">
            <text:p>Marron-jaune</text:p>
          </table:table-cell>
          <table:table-cell office:value-type="string">
            <text:p>marron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utres couleurs</text:p>
          </table:table-cell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office:value-type="string">
            <text:p>roux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au de l'étang</text:p>
          </table:table-cell>
          <table:table-cell office:value-type="string">
            <text:p>trouble</text:p>
          </table:table-cell>
          <table:table-cell table:number-columns-repeated="2" office:value-type="string">
            <text:p>limpide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fourmis</text:p>
          </table:table-cell>
          <table:table-cell office:value-type="string">
            <text:p>active</text:p>
          </table:table-cell>
          <table:table-cell office:value-type="string">
            <text:p>absentes (sous terre)</text:p>
          </table:table-cell>
          <table:table-cell office:value-type="string">
            <text:p>absente(sous terre)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agglutinés en hauteur</text:p>
          </table:table-cell>
          <table:table-cell table:number-columns-repeated="2" office:value-type="string">
            <text:p>idem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soude</text:p>
          </table:table-cell>
          <table:table-cell office:value-type="string">
            <text:p>végète</text:p>
          </table:table-cell>
          <table:table-cell office:value-type="string">
            <text:p>végète/fleur/défloraison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licorne</text:p>
          </table:table-cell>
          <table:table-cell office:value-type="string">
            <text:p>défloraison</text:p>
          </table:table-cell>
          <table:table-cell office:value-type="string">
            <text:p>végète/sec aux extrémités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en fleur</text:p>
          </table:table-cell>
          <table:table-cell office:value-type="string">
            <text:p>végète/fleur/défloraison</text:p>
          </table:table-cell>
          <table:table-cell office:value-type="string">
            <text:p>végète</text:p>
          </table: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9" office:value-type="date" office:date-value="2017-10-21">
            <text:p>21/10/17</text:p>
          </table:table-cell>
          <table:table-cell table:style-name="ce9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ucheron</text:p>
          </table:table-cell>
          <table:table-cell table:number-columns-repeated="3"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uêp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rgot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erce-ore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rmorans</text:p>
          </table:table-cell>
          <table:table-cell table:style-name="ce10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éland</text:p>
          </table:table-cell>
          <table:table-cell table:style-name="ce10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7">
          <table:table-cell/>
          <table:table-cell office:value-type="string">
            <text:p>flamand rose</text:p>
          </table:table-cell>
          <table:table-cell table:style-name="ce10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7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e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irondell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uette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rande aigr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oude</text:p>
          </table:table-cell>
          <table:table-cell table:style-name="ce10" office:value-type="float" office:value="1">
            <text:p>1</text:p>
          </table:table-cell>
          <table:table-cell office:value-type="string" table:number-columns-spanned="2" table:number-rows-spanned="5">
            <text:p>se référer <text:s/>au tableau de la répartition en fonction de la distance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>
            <text:p>salicorne</text:p>
          </table:table-cell>
          <table:table-cell table:style-name="ce10" office:value-type="float" office:value="26">
            <text:p>26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obione</text:p>
          </table:table-cell>
          <table:table-cell table:style-name="ce10" office:value-type="float" office:value="12">
            <text:p>12</text:p>
          </table:table-cell>
          <table:covered-table-cell table:number-columns-repeated="2"/>
          <table:table-cell table:number-columns-repeated="1019"/>
        </table:table-row>
        <table:table-row table:style-name="ro5">
          <table:table-cell/>
          <table:table-cell office:value-type="string">
            <text:p>spergulaire marginée</text:p>
          </table:table-cell>
          <table:table-cell table:style-name="ce10" office:value-type="float" office:value="1">
            <text:p>1</text:p>
          </table:table-cell>
          <table:covered-table-cell table:number-columns-repeated="2"/>
          <table:table-cell table:number-columns-repeated="1019"/>
        </table:table-row>
        <table:table-row table:style-name="ro5">
          <table:table-cell/>
          <table:table-cell office:value-type="string">
            <text:p>graminées divers</text:p>
          </table:table-cell>
          <table:table-cell table:style-name="ce10" office:value-type="float" office:value="2">
            <text:p>2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office:value-type="string" table:number-columns-spanned="1" table:number-rows-spanned="3">
            <text:p>idem</text:p>
          </table:table-cell>
          <table:table-cell office:value-type="string">
            <text:p>chevaux et sabots fendu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homme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3 races différentes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7">
          <table:table-cell table:style-name="Default"/>
          <table:table-cell table:style-name="Default" office:value-type="string">
            <text:p>mante religieuse</text:p>
          </table:table-cell>
          <table:table-cell table:style-name="Default"/>
          <table:table-cell office:value-type="string">
            <text:p>isolé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string">
            <text:p>isolé</text:p>
          </table:table-cell>
          <table:table-cell/>
          <table:table-cell office:value-type="string">
            <text:p>grou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uce de sabl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ourmis</text:p>
          </table:table-cell>
          <table:table-cell office:value-type="string">
            <text:p>regroupé, organis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regroupé, collé</text:p>
          </table:table-cell>
          <table:table-cell/>
          <table:table-cell office:value-type="string">
            <text:p>isol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table:number-columns-repeated="3" office:value-type="string">
            <text:p>regroupé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office:value-type="string">
            <text:p>regroupé</text:p>
          </table:table-cell>
          <table:table-cell office:value-type="string">
            <text:p>regroupés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number-columns-repeated="3" office:value-type="string">
            <text:p>isolé, en vol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flamand rose</text:p>
          </table:table-cell>
          <table:table-cell table:number-columns-repeated="2" office:value-type="string">
            <text:p>regroupés</text:p>
          </table:table-cell>
          <table:table-cell office:value-type="string">
            <text:p>regroupé (danse nuptiale !! &lt;3 &lt;3 crac crac boum boum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geon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office:value-type="string">
            <text:p>isolé</text:p>
          </table:table-cell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irondell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uette</text:p>
          </table:table-cell>
          <table:table-cell office:value-type="string">
            <text:p>isolé, en vol</text:p>
          </table:table-cell>
          <table:table-cell/>
          <table:table-cell office:value-type="string">
            <text:p>isolé, sur l'eau en vol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office:value-type="string">
            <text:p>isolé</text:p>
          </table:table-cell>
          <table:table-cell/>
          <table:table-cell office:value-type="string">
            <text:p>isolées, en vol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Default" office:value-type="string">
            <text:p>grande aigrette</text:p>
          </table:table-cell>
          <table:table-cell table:style-name="Default"/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oude</text:p>
          </table:table-cell>
          <table:table-cell office:value-type="string">
            <text:p>isolé (seulement 1 pied)</text:p>
          </table:table-cell>
          <table:table-cell office:value-type="string">
            <text:p>continue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continu</text:p>
          </table:table-cell>
          <table:table-cell table:number-columns-repeated="2" office:value-type="string">
            <text:p>continu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dispersé</text:p>
          </table:table-cell>
          <table:table-cell table:number-columns-repeated="2" office:value-type="string">
            <text:p>tendance isolé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raminées divers</text:p>
          </table:table-cell>
          <table:table-cell table:number-columns-repeated="2" office:value-type="string">
            <text:p>isolé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5">
          <table:table-cell table:style-name="ce1" office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 table:style-name="Default"/>
          <table:table-cell office:value-type="string">
            <text:p>présence humaine</text:p>
          </table:table-cell>
          <table:table-cell office:value-type="string" table:number-columns-spanned="1" table:number-rows-spanned="6">
            <text:p>idem avec tout de même moins de déchets</text:p>
          </table:table-cell>
          <table:table-cell office:value-type="string" table:number-columns-spanned="1" table:number-rows-spanned="6">
            <text:p>idem avec tout de même moins de déchets et de nouvelles trac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ôtur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/>
          <table:table-cell office:value-type="string">
            <text:p>déjections canines et hippiques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/>
          <table:table-cell office:value-type="string">
            <text:p>déchets plastiques</text:p>
          </table:table-cell>
          <table:covered-table-cell table:number-columns-repeated="2"/>
          <table:table-cell table:number-columns-repeated="1020"/>
        </table:table-row>
        <table:table-row table:style-name="ro18">
          <table:table-cell/>
          <table:table-cell office:value-type="string">
            <text:p>morceaux de bois (manufacturés)</text:p>
          </table:table-cell>
          <table:covered-table-cell table:number-columns-repeated="2"/>
          <table:table-cell table:number-columns-repeated="1020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4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table-cell office:value-type="string" table:number-columns-spanned="1" table:number-rows-spanned="3">
            <text:p>idem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bo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chiens</text:p>
          </table:table-cell>
          <table:covered-table-cell table:number-columns-repeated="2"/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sabots fendus <text:span text:style-name="T1">(probablement </text:span><text:span text:style-name="T1">de marcassins)</text:span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>
            <text:p>débris de coquillages</text:p>
          </table:table-cell>
          <table:table-cell table:number-columns-repeated="2"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algues</text:p>
          </table:table-cell>
          <table:table-cell office:value-type="string">
            <text:p>moins</text:p>
          </table:table-cell>
          <table:table-cell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oue</text:p>
          </table:table-cell>
          <table:table-cell table:number-columns-repeated="2" office:value-type="string">
            <text:p>moi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l racineux</text:p>
          </table:table-cell>
          <table:table-cell table:number-columns-repeated="1021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25/02/2018</text:date>, <text:time>00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8-02-25T00:14:28.41</dc:date>
    <meta:editing-duration>P2DT20H57M53S</meta:editing-duration>
    <meta:editing-cycles>20</meta:editing-cycles>
    <meta:generator>OpenOffice/4.1.5$Win32 OpenOffice.org_project/415m1$Build-9789</meta:generator>
    <dc:creator>Silène Godard-Cadillac</dc:creator>
    <meta:document-statistic meta:table-count="7" meta:cell-count="295" meta:object-count="0"/>
  </office:meta>
</office:document-meta>
</file>